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24edf"/>
    </style:style>
    <style:style style:name="P2" style:family="paragraph" style:parent-style-name="Heading_20_2">
      <style:text-properties officeooo:paragraph-rsid="00124edf"/>
    </style:style>
    <style:style style:name="P3" style:family="paragraph" style:parent-style-name="Heading_20_3">
      <style:text-properties officeooo:paragraph-rsid="00124edf"/>
    </style:style>
    <style:style style:name="P4" style:family="paragraph" style:parent-style-name="Standard">
      <style:text-properties officeooo:paragraph-rsid="00124edf"/>
    </style:style>
    <style:style style:name="T1" style:family="text">
      <style:text-properties fo:font-family="'Courier New'" style:font-family-generic="roman" style:font-pitch="variabl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I Endpoint – Documentation</text:p>
      <text:p text:style-name="Text_20_body"/>
      <text:p text:style-name="Text_20_body"/>
      <text:h text:style-name="P1" text:outline-level="1">Authentication Module</text:h>
      <text:h text:style-name="P2" text:outline-level="2">Auth Endpoints</text:h>
      <text:h text:style-name="P3" text:outline-level="3">POST /api/v1/auth/login</text:h>
      <text:p text:style-name="P4">Logs in a staff member.</text:p>
      <text:p text:style-name="P4">Request Body:</text:p>
      <text:p text:style-name="P4"><text:span text:style-name="T1">{<text:line-break/> <text:s/>"email": "string",<text:line-break/> <text:s/>"password": "string"<text:line-break/>}</text:span></text:p>
      <text:p text:style-name="P4">Response:</text:p>
      <text:p text:style-name="P4"><text:span text:style-name="T1">{<text:line-break/> <text:s/>"token": "JWT_TOKEN",<text:line-break/> <text:s/>"staff": {<text:line-break/> <text:s text:c="3"/>"staffid": 1,<text:line-break/> <text:s text:c="3"/>"firstname": "John",<text:line-break/> <text:s text:c="3"/>"roleid": 2<text:line-break/> <text:s/>}<text:line-break/>}</text:span></text:p>
      <text:h text:style-name="P3" text:outline-level="3">POST /api/v1/auth/logout</text:h>
      <text:p text:style-name="P4">Invalidates current token (JWT-based).</text:p>
      <text:p text:style-name="P4">Auth Required: Yes</text:p>
      <text:h text:style-name="P2" text:outline-level="2">Staff Endpoints</text:h>
      <text:h text:style-name="P3" text:outline-level="3">GET /api/v1/staff</text:h>
      <text:p text:style-name="P4">List all staff members</text:p>
      <text:p text:style-name="P4">Auth Required: Admin</text:p>
      <text:h text:style-name="P3" text:outline-level="3">GET /api/v1/staff/:id</text:h>
      <text:p text:style-name="P4">Get a specific staff member</text:p>
      <text:h text:style-name="P3" text:outline-level="3">POST /api/v1/staff</text:h>
      <text:p text:style-name="P4">Create a new staff account</text:p>
      <text:h text:style-name="P3" text:outline-level="3">PATCH /api/v1/staff/:id</text:h>
      <text:p text:style-name="P4">Update staff details</text:p>
      <text:h text:style-name="P3" text:outline-level="3">DELETE /api/v1/staff/:id</text:h>
      <text:p text:style-name="P4">Deactivate staff</text:p>
      <text:h text:style-name="P2" text:outline-level="2"><text:soft-page-break/>Roles Endpoints</text:h>
      <text:h text:style-name="P3" text:outline-level="3">GET /api/v1/roles</text:h>
      <text:p text:style-name="P4">List all roles</text:p>
      <text:h text:style-name="P3" text:outline-level="3">POST /api/v1/roles</text:h>
      <text:p text:style-name="P4">Create new role</text:p>
      <text:h text:style-name="P3" text:outline-level="3">PATCH /api/v1/roles/:id</text:h>
      <text:p text:style-name="P4">Update role name</text:p>
      <text:h text:style-name="P1" text:outline-level="1">Checkout Module</text:h>
      <text:h text:style-name="P2" text:outline-level="2">Sales Endpoints</text:h>
      <text:h text:style-name="P3" text:outline-level="3">GET /api/v1/sales</text:h>
      <text:p text:style-name="P4">List all sales</text:p>
      <text:p text:style-name="P4">Filters: ?staffid=, ?customerid=, ?date=</text:p>
      <text:h text:style-name="P3" text:outline-level="3">POST /api/v1/sales</text:h>
      <text:p text:style-name="P4">Create a new sale (cart + checkout)</text:p>
      <text:p text:style-name="P4"><text:span text:style-name="T1">{<text:line-break/> <text:s/>"customerid": 5,<text:line-break/> <text:s/>"staffid": 2,<text:line-break/> <text:s/>"items": [<text:line-break/> <text:s text:c="3"/>{ "itemid": 1, "quantity": 2 }<text:line-break/> <text:s/>]<text:line-break/>}</text:span></text:p>
      <text:h text:style-name="P3" text:outline-level="3">GET /api/v1/sales/:id</text:h>
      <text:p text:style-name="P4">Get full sale details (including items, payments)</text:p>
      <text:h text:style-name="P2" text:outline-level="2">Customers Endpoints</text:h>
      <text:h text:style-name="P3" text:outline-level="3">GET /api/v1/customers</text:h>
      <text:p text:style-name="P4">List all customers</text:p>
      <text:h text:style-name="P3" text:outline-level="3">POST /api/v1/customers</text:h>
      <text:p text:style-name="P4">Register a new customer</text:p>
      <text:h text:style-name="P3" text:outline-level="3">PATCH /api/v1/customers/:id</text:h>
      <text:p text:style-name="P4">Update customer info</text:p>
      <text:h text:style-name="P2" text:outline-level="2">Payments Endpoints</text:h>
      <text:h text:style-name="P3" text:outline-level="3">GET /api/v1/payments</text:h>
      <text:p text:style-name="P4">List all payments</text:p>
      <text:h text:style-name="P3" text:outline-level="3">POST /api/v1/payments</text:h>
      <text:p text:style-name="P4">Create a payment</text:p>
      <text:p text:style-name="P4"><text:span text:style-name="T1">{<text:line-break/> <text:s/>"saleid": 10,<text:line-break/></text:span><text:soft-page-break/><text:span text:style-name="T1"> <text:s/>"amount": 59.99,<text:line-break/> <text:s/>"paymentmethod": "card"<text:line-break/>}</text:span></text:p>
      <text:h text:style-name="P1" text:outline-level="1">Inventory Module</text:h>
      <text:h text:style-name="P2" text:outline-level="2">Items Endpoints</text:h>
      <text:h text:style-name="P3" text:outline-level="3">GET /api/v1/items</text:h>
      <text:p text:style-name="P4">List all items</text:p>
      <text:h text:style-name="P3" text:outline-level="3">POST /api/v1/items</text:h>
      <text:p text:style-name="P4">Add new item</text:p>
      <text:h text:style-name="P3" text:outline-level="3">GET /api/v1/items/:id</text:h>
      <text:p text:style-name="P4">Get item details</text:p>
      <text:h text:style-name="P3" text:outline-level="3">PATCH /api/v1/items/:id</text:h>
      <text:p text:style-name="P4">Update item details</text:p>
      <text:h text:style-name="P3" text:outline-level="3">DELETE /api/v1/items/:id</text:h>
      <text:p text:style-name="P4">Delete item (optional soft delete)</text:p>
      <text:h text:style-name="P2" text:outline-level="2">Stock Movements</text:h>
      <text:h text:style-name="P3" text:outline-level="3">GET /api/v1/stock-movements</text:h>
      <text:p text:style-name="P4">Track stock history</text:p>
      <text:p text:style-name="P4">Filters: ?itemid=, ?date=</text:p>
      <text:h text:style-name="P3" text:outline-level="3">POST /api/v1/stock-movements</text:h>
      <text:p text:style-name="P4">Record restock, sale-related deduction, or correction</text:p>
      <text:p text:style-name="P4"><text:span text:style-name="T1">{<text:line-break/> <text:s/>"itemid": 4,<text:line-break/> <text:s/>"quantitychange": -5,<text:line-break/> <text:s/>"movementtype": "sale"<text:line-break/>}</text:span></text:p>
      <text:h text:style-name="P2" text:outline-level="2">Suppliers</text:h>
      <text:h text:style-name="P3" text:outline-level="3">GET /api/v1/suppliers</text:h>
      <text:p text:style-name="P4">List all suppliers</text:p>
      <text:h text:style-name="P3" text:outline-level="3">POST /api/v1/suppliers</text:h>
      <text:p text:style-name="P4">Add supplier</text:p>
      <text:h text:style-name="P3" text:outline-level="3">PATCH /api/v1/suppliers/:id</text:h>
      <text:p text:style-name="P4">Update supplier info</text:p>
      <text:h text:style-name="P2" text:outline-level="2">Audit Log</text:h>
      <text:h text:style-name="P3" text:outline-level="3">GET /api/v1/audit</text:h>
      <text:p text:style-name="P4">Admin-only view of table change history</text:p>
      <text:p text:style-name="P4"><text:soft-page-break/>Filters: ?staffid=, ?tablename=, ?date=</text:p>
      <text:h text:style-name="P1" text:outline-level="1">Additional Endpoints</text:h>
      <text:h text:style-name="P3" text:outline-level="3">GET /api/v1/auth/me</text:h>
      <text:p text:style-name="P4">Returns the currently authenticated staff member's information.</text:p>
      <text:p text:style-name="P4">Auth Required: Yes</text:p>
      <text:h text:style-name="P2" text:outline-level="2">Filtering, Searching &amp; Pagination</text:h>
      <text:p text:style-name="P4">Adds query support for flexible filtering and pagination.</text:p>
      <text:p text:style-name="P4">Example:</text:p>
      <text:p text:style-name="P4"><text:span text:style-name="T1">/api/v1/items?category=snacks&amp;stock_lt=10&amp;page=2&amp;limit=50</text:span></text:p>
      <text:p text:style-name="P4"><text:span text:style-name="T1">/api/v1/sales?from=2024-01-01&amp;to=2024-01-31&amp;staffid=2</text:span></text:p>
      <text:h text:style-name="P2" text:outline-level="2">Item Categories (New Table)</text:h>
      <text:p text:style-name="P4">If 'category' is a text field, consider a normalized table for better data integrity and management.</text:p>
      <text:h text:style-name="P3" text:outline-level="3">GET /api/v1/categories</text:h>
      <text:p text:style-name="P4">Returns all item categories.</text:p>
      <text:h text:style-name="P3" text:outline-level="3">POST /api/v1/categories</text:h>
      <text:p text:style-name="P4">Creates a new category.</text:p>
      <text:h text:style-name="P2" text:outline-level="2">Batch Endpoints</text:h>
      <text:h text:style-name="P3" text:outline-level="3">POST /api/v1/items/batch-update</text:h>
      <text:p text:style-name="P4">Updates multiple items in a single request.</text:p>
      <text:h text:style-name="P3" text:outline-level="3">DELETE /api/v1/customers/batch-delete</text:h>
      <text:p text:style-name="P4">Deletes multiple customers at on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 style:master-page-name="">
      <style:paragraph-properties fo:margin-top="0.847cm" fo:margin-bottom="0cm" style:contextual-spacing="false" fo:keep-together="always" style:page-number="auto" fo:keep-with-next="always"/>
      <style:text-properties fo:color="#000000" loext:opacity="100%" style:font-name="Calibri" fo:font-family="Calibri" style:font-family-generic="roman" style:font-pitch="variable" fo:font-size="25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chapter" style:master-page-name="">
      <style:paragraph-properties fo:margin-top="0.353cm" fo:margin-bottom="0cm" style:contextual-spacing="false" fo:keep-together="always" style:page-number="auto" fo:keep-with-next="always"/>
      <style:text-properties fo:color="#000000" loext:opacity="100%" style:font-name="Calibri" fo:font-family="Calibri" style:font-family-generic="roman" style:font-pitch="variable" fo:font-size="20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000000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4T15:30:25.309568600</meta:creation-date>
    <dc:date>2025-04-04T16:40:59.621877800</dc:date>
    <meta:editing-duration>PT19M35S</meta:editing-duration>
    <meta:editing-cycles>1</meta:editing-cycles>
    <meta:generator>LibreOffice/25.2.2.2$Windows_X86_64 LibreOffice_project/7370d4be9e3cf6031a51beef54ff3bda878e3fac</meta:generator>
    <meta:document-statistic meta:table-count="0" meta:image-count="0" meta:object-count="0" meta:page-count="4" meta:paragraph-count="104" meta:word-count="345" meta:character-count="2756" meta:non-whitespace-character-count="2468"/>
  </office:meta>
</office:document-meta>
</file>